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style="italic" officeooo:rsid="00193b8e" officeooo:paragraph-rsid="00193b8e" style:font-size-asian="11pt" style:font-style-asian="italic" style:font-size-complex="11pt" style:font-style-complex="italic"/>
    </style:style>
    <style:style style:name="P2" style:family="paragraph" style:parent-style-name="Standard">
      <style:paragraph-properties fo:text-align="justify" style:justify-single-word="false"/>
      <style:text-properties fo:font-size="11pt" officeooo:rsid="00193b8e" officeooo:paragraph-rsid="00193b8e" style:font-size-asian="11pt" style:font-size-complex="11pt"/>
    </style:style>
    <style:style style:name="T1" style:family="text">
      <style:text-properties officeooo:rsid="001a46e8"/>
    </style:style>
    <style:style style:name="T2" style:family="text">
      <style:text-properties officeooo:rsid="001da7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En quelle année êtes vous entré à l'école normale ?</text:p>
      <text:p text:style-name="P2"/>
      <text:p text:style-name="P2">Euh, je suis entré en 1975 et sorti en 78.</text:p>
      <text:p text:style-name="P2"/>
      <text:p text:style-name="P1">La formation initiale vous a-t-elle permis d'entrer dans le métier, était-elle suffisamment professionnalisante ?</text:p>
      <text:p text:style-name="P2"/>
      <text:p text:style-name="P2">Euh, je dirais hum, à 75%, attention 75% à l'époque. Parce que, si vous permettez, euh, puisque vous posez la question, euh, maintenant je suis à la retraite depuis quelques années mais j'ai été maître formateur auprès de l'IUFM de St Germain (en Laye) euh et vous m'auriez posé la question dans les années 2000, je vous aurez dit que c'était 5%, si vous me suivez bien.</text:p>
      <text:p text:style-name="P2"/>
      <text:p text:style-name="P1">Pendant la formation, avez vous eu de la formation réflexive sur l'action pédagogique ?</text:p>
      <text:p text:style-name="P2"/>
      <text:p text:style-name="P2">Non. Pas du tout. Du travail de recherche pédagogique personnel, oui. Bon, y'a quand même deux types de formation : la formation initiale, donc la si vous me parlez de la formation <text:span text:style-name="T1">initiale</text:span> à l'école normale, non, si vous me parlez de ma formation continue ensuite, oui puisque je pense que j'ai utilisé mes 36 semaines de formation continue au complet, même peut-être un petit peu plus, donc vous voyez donc effectivement. Ceci dit la c'était des choix très ciblés de ma part puisque c'est moi qui choisissait ma formation. En formation initiale, non. C'était un peu particulier, c'était un temps que les moins de vingt ans ne peuvent pas connaître.</text:p>
      <text:p text:style-name="P2"/>
      <text:p text:style-name="P1">Vous avez eu des stages, des rapports de stages à écrire ?</text:p>
      <text:p text:style-name="P2"/>
      <text:p text:style-name="P2">Oui, bien sur. Tout à fait, ça se faisait bien entendu. Je vais vous définir comment ça se passait les deux années de formation en principe, à l'école normale à l'époque. C'était donc des bacheliers. Nous étions des bacheliers pour la plupart. Certains avaient fait une ou deux années de fac, disons que, mal orienté de leur part ou, en fonction du contexte j'avais des amis qui avaient fait une année de médecine, une année de droit, une année de sciences po et puis j'avais passé le concours. Moi j'avais passé le concours, je faisais partie de la dernière promotion qui a passé le concours à la fin de la troisième. Comme c'était tout à fait la fin de ce cursus, je me suis retrouvé en lycée parce qu'avant quand on passait le concours à la fin de la 3e, on était normalien et on était interne à l'EN mais y'a eu une période, de je ne sais pas combien d'année, lorsque cela à disparu, dans lequel on passait encore, et moi j'étais, c'était la dernière année, le concours à la fin de l'année de 3e et d'ailleurs c'est pour ça que j'ai pas passé, ce qu'on appelle maintenant le brevet des collèges puisque le fait d'être reçu à l'écrit nous donnait l'équivalent de ce qu'on <text:span text:style-name="T1">appelait</text:span> à l'époque le BEPC mais par contre je me suis retrouvé en lycée ensuite. Donc j'ai passé mon BAC en lycée et ensuite donc, année de formation de ce qu'on appelait à l'époque les élèves maîtres à l'école normale. Donc, la 1ere année, c'était une année, euh, je dirais, essentiellement de découverte, plus que de formation et surtout, elle n'était pas du tout sélective, puisqu'il n'y avait pas d'examen à la fin de l'année, le certificat d'études normales avait lieu au bout de deux ans. Comme j'étais un champion, moi je l'ai passé en 3ans (rires). Donc, la 1ere année c'était une découverte et il y avait, si mes souvenirs sont exacts, euh, il y avait trois stages de trois semaines dans euh, les trois niveaux que l'on appelait pas à l'époque de noms pompeux et complètement inutiles c-a-d cycle des approfondissements, des apprentissages premiers ou ce genre de choses, c'était simplement trois semaines en CP, 3 semaines en CE, 3 semaines en CM. Au cours de l'année, répartis sur l'année. A la fin de ce stage, bon on avait des visites de la part de nos professeurs et on avait bien sûr un rapport de stage. Alors vous dire, maintenant, aujourd'hui, en 2014, ce qu'il fallait qu'on marque dedans, je vous avouerait que je n'en sais rien parce que les choses ont bien changé. Vous savez, je l'ai vu malheureusement, elles ont changé en, bon, c'est bien triste à dire mais moi j'avais mes grandes élèves, je dis mes grandes élèves - j'ai surtout eu des filles - de l'IUFM, qui avaient des diplômes, je ne savais même pas qu'ils existaient. Nous à l'époque, la difficulté c'était d'obtenir notre bac. Le bac était difficile. Donc dès qu'on avait le bac, y'avait pas de soucis pour avoir le CFEN à la fin de l'année, où bon, j'avais raté, je ne sais plus trop quoi, que j'ai repassé l'année suivante, donc voilà, simplement hein. Donc ça la 1ère année, 3 stages comme ça de trois semaines, plus des stages du style, y'avait un stage pour préparer le BAFA, y'avait un stage, euh, purement culturel, moi j'avais fait du cinéma à l'époque. Y'avait donc ce genre de choses, c'était une année absolument passionnante dans laquelle <text:soft-page-break/>nous avions très peu de travail et, où, nos professeurs étaient absolument charmants. La deuxième année, c'était un petit peu plus sérieux, on avait le CFEN à la fin de l'année mais, si vous voulez, on étaient pas trop inquiets, parce que si vous voulez, c'était quand même beaucoup plus facile que le baccalauréat qu'on passait avant. Ce qui a complètement changé, maintenant la difficulté pour avoir le bac, bon. Donc euh, lors de cette deuxième année, on commençait l'année comme d'ailleurs avec les IUFM y'a encore pas très très longtemps, maintenant je sais pas comment ça se passe parce que je ne m'y intéresse absolument plus, je m'en contrefous, pardonnez moi mais, non, je suis sorti de ce système qui est devenu absolument horrible, donc je ne veux plus en entendre parler euh, on commençait donc, on devait avoir deux ou trois jours au mois de septembre, en rentrant, donc en deuxième année et ensuite on se retrouvait donc en stage en situation. C'est à dire, qu'on se retrouvait dans une classe, en train de remplacer un maître ou une maîtresse, donc titulaire, qui partait pour un très long stage de formation continue de trois mois. Donc jusqu'à Noël on avait ce stage de formation continue. Parce que je ne vous ai pas précisé que lors de la première année, nous étions toujours deux lors des stages, là on se retrouvait tout seul, vraiment en situation. Et bien entendu, on était évalués en fonction des visites de nos professeurs et y'avait très très certainement un rapport de stage, dont j'ai complètement oublié quelle était la teneur à la fin, donc ça ne devait pas être très important pour la suite de ma carrière. Voilà, quand au reste de l'année, euh, je ne me souviens plus très bien (rires). C'est à dire qu'en deuxième année, y'avait le CFEN à la fin de l'année, on devait certainement, y'avait également, y'avait également, euh, toutes les semaines, on avait également, dans certaines matières, des stages, pas des stages mais des leçons à effectuer pardonnez moi, j'ai dit le mot leçon, c'est plus à la mode, à effectuer dans les classes, donc c'était simplement bon, le jeudi après midi il fallait qu'on aille à, dans telle école pour assurer euh, une leçon d'EPS par exemple, bon où risquait d'avoir la visite d'un de nos professeurs. J'ai bien dit professeur, je n'ai pas dit formateur. Qu'est-ce que je pourrais vous dire de plus, honnêtement, je ne sais plus. je sais plus, je sais plus, je sais plus. Mais, les choses ont tellement changé, vous savez c'était une époque où le mot projet, personne ne savait ce que ça voulait dire et tout, ça se, voilà. Nous n'avions pas des intentions pédagogiques, nous n'avions pas ceci, bon, on préparait nos leçons point. On avait quelques objectifs. La différence entre un objectif et un projet, c'est qu'un objectif, vous êtes tenus, au moins moralement, de l'atteindre.</text:p>
      <text:p text:style-name="P2"/>
      <text:p text:style-name="P1">Que pensez vous, alors, de la place du mémoire professionnel depuis l'arrivée des IUFM ?</text:p>
      <text:p text:style-name="P2"/>
      <text:p text:style-name="P2">Ah ça c'est une question plus intéressante. Euh, ce que j'en pense, alors, je vais vous répondre en tant que formateur et essentiellement formateur, formateur en situation dans les écoles, c'est à dire bon, c'est vrai que je suis intervenu à l'IUFM, il m'est même arrivé de donner une ou deux, dites, conférences pédagogiques, mais en fait bon, où est-ce qu'on apprend son métier, on l'apprend en classe. Alors, le mémoire professionnel, (soupir). Appelons le mémoire, c'est pour se souvenir de quelque chose. Est-ce qu'il doit être, est-ce qu'il est qualifiant ? A mon sens non. Voilà, je le sens pas comme qualifiant. Euh, est-il inutile ? Peut-être pas. Simplement, moi j'ai vu malheureusement, trop de jeunes gens passer un temps fou et une énergie absolument folle à faire des mémoires, et au oublier complètement quel était l'essentiel. Pourquoi, parce que, depuis la création des IUFM, ce qui est une grosse connerie, avec un grand c, euh, ce qu'on demande à nos étudiants et jeunes fonctionnaires stagiaires, c'est d'avoir leurs examens et non pas du tout d'apprendre leur métier. Je pense que peut-être que là, je vais répondre à une question que vous m'avez pas encore posé. Ce qui n'était pas le cas lorsque c'était les écoles norm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fo:font-size="11pt" fo:font-style="italic" officeooo:rsid="00193b8e" officeooo:paragraph-rsid="00193b8e"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 L. Élève de l'école normale de St Germain en Laye, de 1975 à 1978. Professeur des écoles et formateur à la retra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1:34:45.046000000</meta:creation-date>
    <dc:date>2014-08-01T15:31:47.557992721</dc:date>
    <meta:editing-duration>PT3H22M46S</meta:editing-duration>
    <meta:editing-cycles>5</meta:editing-cycles>
    <meta:generator>LibreOffice/4.2.4.2$Linux_x86 LibreOffice_project/420m0$Build-2</meta:generator>
    <meta:document-statistic meta:table-count="0" meta:image-count="0" meta:object-count="0" meta:page-count="2" meta:paragraph-count="12" meta:word-count="1563" meta:character-count="8982" meta:non-whitespace-character-count="7428"/>
  </office:meta>
</office:document-meta>
</file>